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T Serif" svg:font-family="'PT Serif'" style:font-family-generic="roman"/>
    <style:font-face style:name="PT Sans Caption" svg:font-family="'PT Sans Caption'" style:font-family-generic="swiss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PT Serif" svg:font-family="'PT Serif'" style:font-family-generic="roman"/>
    <style:font-face style:name="PT Sans Caption" svg:font-family="'PT Sans Caption'" style:font-family-generic="swiss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1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1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Sans Caption" fo:font-family="'PT Sans Caption'" style:font-family-generic="swiss" fo:font-size="13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Serif" fo:font-family="'PT Serif'" style:font-family-generic="roman"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orgenstern</meta:initial-creator>
    <meta:creation-date>2014-03-17T14:31:56.9062694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2.1$Linux_x86 LibreOffice_project/420m0$Build-1</meta:generator>
  </office:meta>
</office:document-meta>
</file>